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fill-color="#ccffff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cc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2.155cm" svg:x="2.261cm" svg:y="1.626cm">
          <draw:text-box>
            <text:p text:style-name="P1">Fedora package submission process</text:p>
          </draw:text-box>
        </draw:frame>
        <draw:custom-shape draw:style-name="gr2" draw:text-style-name="P2" draw:id="id3" draw:layer="layout" svg:width="3.175cm" svg:height="1.905cm" svg:x="1.626cm" svg:y="4.209cm">
          <text:p text:style-name="P2">Submit package</text:p>
          <text:p text:style-name="P2">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id="id1" draw:layer="layout" svg:width="4.445cm" svg:height="2.54cm" svg:x="6.506cm" svg:y="3.891cm">
          <text:p text:style-name="P3"><text:span text:style-name="T1">Is package buil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5" draw:layer="layout" svg:x1="8.728cm" svg:y1="6.431cm" svg:x2="4.801cm" svg:y2="8.303cm" draw:start-shape="id1" draw:start-glue-point="6" draw:end-shape="id2" draw:end-glue-point="1">
          <text:p text:style-name="P3"><text:span text:style-name="T2">No</text:span></text:p>
          <text:p text:style-name="P3"><text:span text:style-name="T2"/></text:p>
        </draw:connector>
        <draw:custom-shape draw:style-name="gr3" draw:text-style-name="P4" draw:id="id5" draw:layer="layout" svg:width="4.34cm" svg:height="2.54cm" svg:x="17.536cm" svg:y="3.891cm">
          <text:p text:style-name="P3"><text:span text:style-name="T1">Are the update </text:span></text:p>
          <text:p text:style-name="P3"><text:span text:style-name="T1">paths corr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draw:layer="layout" svg:x1="4.801cm" svg:y1="5.161cm" svg:x2="6.506cm" svg:y2="5.16cm" draw:start-shape="id3" draw:start-glue-point="1" draw:end-shape="id1" draw:end-glue-point="5">
          <text:p text:style-name="P1"/>
        </draw:connector>
        <draw:custom-shape draw:style-name="gr3" draw:text-style-name="P4" draw:id="id6" draw:layer="layout" svg:width="3.81cm" svg:height="1.905cm" svg:x="21.946cm" svg:y="10.479cm">
          <text:p text:style-name="P3"><text:span text:style-name="T1">Check referenced bugs </text:span></text:p>
          <text:p text:style-name="P3"><text:span text:style-name="T1">for security key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id="id2" draw:layer="layout" svg:width="3.175cm" svg:height="1.905cm" svg:x="1.626cm" svg:y="7.351cm">
          <text:p text:style-name="P3"><text:span text:style-name="T1">Update rejected;</text:span></text:p>
          <text:p text:style-name="P3"><text:span text:style-name="T1">error displayed--</text:span></text:p>
          <text:p text:style-name="P3"><text:span text:style-name="T1">developer re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3.213cm" svg:y1="7.351cm" svg:x2="3.213cm" svg:y2="6.114cm" draw:start-shape="id2" draw:start-glue-point="0" draw:end-shape="id3" draw:end-glue-point="2">
          <text:p text:style-name="P1"/>
        </draw:connector>
        <draw:custom-shape draw:style-name="gr3" draw:text-style-name="P4" draw:id="id4" draw:layer="layout" svg:width="4.445cm" svg:height="2.54cm" svg:x="11.886cm" svg:y="3.891cm">
          <text:p text:style-name="P3"><text:span text:style-name="T1">Does tag match</text:span></text:p>
          <text:p text:style-name="P3"><text:span text:style-name="T1">relea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7" draw:layer="layout" svg:width="4.34cm" svg:height="2.54cm" svg:x="16.336cm" svg:y="10.161cm">
          <text:p text:style-name="P3"><text:span text:style-name="T1">Is security keyword</text:span></text:p>
          <text:p text:style-name="P3"><text:span text:style-name="T1">pres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8" draw:layer="layout" svg:width="3.175cm" svg:height="1.905cm" svg:x="11.786cm" svg:y="10.479cm">
          <text:p text:style-name="P3"><text:span text:style-name="T1">Mark update</text:span></text:p>
          <text:p text:style-name="P3"><text:span text:style-name="T1">as 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10.951cm" svg:y1="5.16cm" svg:x2="11.886cm" svg:y2="5.16cm" draw:start-shape="id1" draw:start-glue-point="7" draw:end-shape="id4" draw:end-glue-point="5">
          <text:p text:style-name="P3"><text:span text:style-name="T2">Yes</text:span></text:p>
          <text:p text:style-name="P3"><text:span text:style-name="T2"/></text:p>
          <text:p text:style-name="P3"><text:span text:style-name="T2"/></text:p>
        </draw:connector>
        <draw:connector draw:style-name="gr4" draw:text-style-name="P7" draw:layer="layout" svg:x1="16.331cm" svg:y1="5.16cm" svg:x2="17.536cm" svg:y2="5.16cm" draw:start-shape="id4" draw:start-glue-point="7" draw:end-shape="id5" draw:end-glue-point="5">
          <text:p text:style-name="P3"><text:span text:style-name="T2">Yes</text:span></text:p>
          <text:p text:style-name="P3"><text:span text:style-name="T2"/></text:p>
          <text:p text:style-name="P3"><text:span text:style-name="T2"/></text:p>
        </draw:connector>
        <draw:connector draw:style-name="gr4" draw:text-style-name="P7" draw:layer="layout" svg:x1="21.876cm" svg:y1="5.16cm" svg:x2="23.851cm" svg:y2="10.479cm" draw:start-shape="id5" draw:start-glue-point="7" draw:end-shape="id6" draw:end-glue-point="0">
          <text:p text:style-name="P3"><text:span text:style-name="T2">Yes</text:span></text:p>
        </draw:connector>
        <draw:connector draw:style-name="gr5" draw:text-style-name="P6" draw:layer="layout" svg:x1="21.946cm" svg:y1="11.431cm" svg:x2="20.676cm" svg:y2="11.43cm" draw:start-shape="id6" draw:start-glue-point="3" draw:end-shape="id7" draw:end-glue-point="7">
          <text:p text:style-name="P1"/>
        </draw:connector>
        <draw:connector draw:style-name="gr4" draw:text-style-name="P7" draw:layer="layout" svg:x1="16.336cm" svg:y1="11.43cm" svg:x2="14.961cm" svg:y2="11.431cm" draw:start-shape="id7" draw:start-glue-point="5" draw:end-shape="id8" draw:end-glue-point="1">
          <text:p text:style-name="P3"><text:span text:style-name="T2">Yes</text:span></text:p>
          <text:p text:style-name="P3"><text:span text:style-name="T2"/></text:p>
          <text:p text:style-name="P3"><text:span text:style-name="T2"/></text:p>
        </draw:connector>
        <draw:connector draw:style-name="gr5" draw:text-style-name="P6" draw:layer="layout" svg:x1="13.373cm" svg:y1="12.384cm" svg:x2="17.121cm" svg:y2="15.335cm" draw:start-shape="id8" draw:start-glue-point="2" draw:end-shape="id9" draw:end-glue-point="3">
          <text:p text:style-name="P1"/>
        </draw:connector>
        <draw:connector draw:style-name="gr4" draw:text-style-name="P6" draw:layer="layout" svg:x1="18.505cm" svg:y1="12.701cm" svg:x2="18.506cm" svg:y2="14.394cm" draw:start-shape="id7" draw:start-glue-point="6" draw:end-shape="id9">
          <text:p text:style-name="P3"><text:s text:c="5"/><text:span text:style-name="T2">No</text:span></text:p>
        </draw:connector>
        <draw:custom-shape draw:style-name="gr6" draw:text-style-name="P2" draw:id="id9" draw:layer="layout" svg:width="2.77cm" svg:height="1.882cm" svg:x="17.121cm" svg:y="14.394cm">
          <text:p text:style-name="P3"><text:span text:style-name="T1">QA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4.108cm" svg:y1="6.431cm" svg:x2="4.801cm" svg:y2="8.303cm" draw:start-shape="id4" draw:start-glue-point="6" draw:end-shape="id2">
          <text:p text:style-name="P1"/>
        </draw:connector>
        <draw:connector draw:style-name="gr4" draw:text-style-name="P7" draw:layer="layout" svg:x1="19.705cm" svg:y1="6.431cm" svg:x2="4.801cm" svg:y2="8.303cm" draw:start-shape="id5" draw:start-glue-point="6" draw:end-shape="id2">
          <text:p text:style-name="P1"/>
        </draw:connector>
        <draw:frame draw:style-name="gr7" draw:text-style-name="P8" draw:layer="layout" svg:width="1.27cm" svg:height="0.885cm" svg:x="12.421cm" svg:y="6.716cm">
          <draw:text-box>
            <text:p text:style-name="P8"><text:span text:style-name="T2">No</text:span></text:p>
          </draw:text-box>
        </draw:frame>
        <draw:frame draw:style-name="gr7" draw:text-style-name="P8" draw:layer="layout" svg:width="1.27cm" svg:height="0.885cm" svg:x="18.136cm" svg:y="6.716cm">
          <draw:text-box>
            <text:p text:style-name="P8"><text:span text:style-name="T2">No</text:span></text:p>
          </draw:text-box>
        </draw:frame>
        <draw:custom-shape draw:style-name="gr8" draw:text-style-name="P5" draw:layer="layout" svg:width="6.35cm" svg:height="1.905cm" svg:x="20.376cm" svg:y="13.066cm">
          <text:p text:style-name="P3"><text:span text:style-name="T2">How does QA notified</text:span></text:p>
          <text:p text:style-name="P3"><text:span text:style-name="T2">that testing should begin?</text:span></text:p>
          <draw:enhanced-geometry svg:viewBox="0 0 21600 21600" draw:text-areas="800 800 20800 20800" draw:type="round-rectangular-callout" draw:modifiers="-1071.32735002362 26586.35886673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2-12T17:36:58</meta:creation-date>
    <dc:date>2007-02-15T11:18:12</dc:date>
    <dc:language>en-US</dc:language>
    <meta:editing-cycles>19</meta:editing-cycles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